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er Personas</text:p>
      <text:p text:style-name="Standard"/>
      <text:p text:style-name="Standard">John is an avid bird watcher and wants to be able to identify birds so he can find out more information about them and share which areas he finds the bird for other enthusiasts to find too.</text:p>
      <text:p text:style-name="Standard"/>
      <text:p text:style-name="Standard"/>
      <text:p text:style-name="Standard">Moira is a retired person who likes to watch the birds in her garden. She wants to easily get information on a bird so she can enjoy watching them out her window and lay out the right food.</text:p>
      <text:p text:style-name="Standard"/>
      <text:p text:style-name="Standard">Jenna is a mum who has a young daughter that loves to be outdoors and enjoys hearing the birds calling, Her daughter needs to be able to find the bird from markings or patterns they have and name them.</text:p>
      <text:p text:style-name="Standard"/>
      <text:p text:style-name="Standard"/>
      <text:p text:style-name="Standard">User Stories</text:p>
      <text:p text:style-name="Standard"/>
      <text:p text:style-name="Standard">As a user I want to identify a bird so I can get more information on it.</text:p>
      <text:p text:style-name="Standard"/>
      <text:p text:style-name="Standard">As a professional birdwatcher I want to share locations of the birds so I can help others locate them.</text:p>
      <text:p text:style-name="Standard"/>
      <text:p text:style-name="Standard">As a researcher I want to find locations of birds so I can write my paper on migratory patter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 </meta:initial-creator>
    <meta:creation-date>2026-02-12T12:38:17.01</meta:creation-date>
    <meta:generator>OpenOffice/4.1.15$Win32 OpenOffice.org_project/4115m2$Build-9813</meta:generator>
    <dc:date>2026-02-12T12:59:40.36</dc:date>
    <dc:creator>Dee </dc:creator>
    <meta:editing-duration>PT11M19S</meta:editing-duration>
    <meta:editing-cycles>2</meta:editing-cycles>
    <meta:document-statistic meta:table-count="0" meta:image-count="0" meta:object-count="0" meta:page-count="1" meta:paragraph-count="8" meta:word-count="173" meta:character-count="874"/>
  </office:meta>
</office:document-meta>
</file>